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244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115159.9" calcext:value-type="float">
            <text:p>115159.9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48053.98" calcext:value-type="float">
            <text:p>48053.98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4843.46" calcext:value-type="float">
            <text:p>14843.46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70434.11" calcext:value-type="float">
            <text:p>70434.11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23560.55" calcext:value-type="float">
            <text:p>23560.55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45342.6083333333" calcext:value-type="float">
            <text:p>45342.608333333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11963.72" calcext:value-type="float">
            <text:p>11963.72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5249.74" calcext:value-type="float">
            <text:p>5249.74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81445.16" calcext:value-type="float">
            <text:p>81445.16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11136.33" calcext:value-type="float">
            <text:p>11136.33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35875.71" calcext:value-type="float">
            <text:p>35875.71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68729.99" calcext:value-type="float">
            <text:p>68729.99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44984.06" calcext:value-type="float">
            <text:p>44984.06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51728.65" calcext:value-type="float">
            <text:p>51728.6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24974.45" calcext:value-type="float">
            <text:p>24974.45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8008.68" calcext:value-type="float">
            <text:p>8008.68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15278.08" calcext:value-type="float">
            <text:p>15278.08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139002.358333333" calcext:value-type="float">
            <text:p>139002.358333333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89276.62" calcext:value-type="float">
            <text:p>89276.62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85701.9866666667" calcext:value-type="float">
            <text:p>85701.9866666667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57716.24" calcext:value-type="float">
            <text:p>57716.24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25056.27" calcext:value-type="float">
            <text:p>25056.27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30399.4266666667" calcext:value-type="float">
            <text:p>30399.4266666667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65784.77" calcext:value-type="float">
            <text:p>65784.77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3800.23" calcext:value-type="float">
            <text:p>3800.23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66128.2" calcext:value-type="float">
            <text:p>66128.2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42479.01" calcext:value-type="float">
            <text:p>42479.01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9470.69" calcext:value-type="float">
            <text:p>9470.69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15795.05" calcext:value-type="float">
            <text:p>15795.05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183303.54" calcext:value-type="float">
            <text:p>183303.54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28169.2" calcext:value-type="float">
            <text:p>28169.2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53463.3266666667" calcext:value-type="float">
            <text:p>53463.3266666667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25068.37" calcext:value-type="float">
            <text:p>25068.37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2872.21" calcext:value-type="float">
            <text:p>2872.21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71452.0633333333" calcext:value-type="float">
            <text:p>71452.0633333333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5117.17" calcext:value-type="float">
            <text:p>5117.17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47617.74" calcext:value-type="float">
            <text:p>47617.74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41674.87" calcext:value-type="float">
            <text:p>41674.87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67427.49" calcext:value-type="float">
            <text:p>67427.49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30347.83" calcext:value-type="float">
            <text:p>30347.83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67519.55" calcext:value-type="float">
            <text:p>67519.55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42851.3916666667" calcext:value-type="float">
            <text:p>42851.391666666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22701.01" calcext:value-type="float">
            <text:p>22701.01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15671.1933333333" calcext:value-type="float">
            <text:p>15671.1933333333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212417.02" calcext:value-type="float">
            <text:p>212417.02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134.1" calcext:value-type="float">
            <text:p>2134.1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10357.84" calcext:value-type="float">
            <text:p>10357.84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27633.84" calcext:value-type="float">
            <text:p>27633.84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11511.02" calcext:value-type="float">
            <text:p>11511.02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4247.46" calcext:value-type="float">
            <text:p>4247.46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7632.96" calcext:value-type="float">
            <text:p>7632.96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11307.97" calcext:value-type="float">
            <text:p>11307.97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32157.8" calcext:value-type="float">
            <text:p>32157.8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37617.86" calcext:value-type="float">
            <text:p>37617.86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24991.46" calcext:value-type="float">
            <text:p>24991.46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72968.6516666667" calcext:value-type="float">
            <text:p>72968.6516666667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29294.93" calcext:value-type="float">
            <text:p>29294.93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10127.19" calcext:value-type="float">
            <text:p>10127.19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11446.79" calcext:value-type="float">
            <text:p>11446.79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12779.24" calcext:value-type="float">
            <text:p>12779.24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72448.06" calcext:value-type="float">
            <text:p>72448.06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21085.765" calcext:value-type="float">
            <text:p>21085.765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18283.68" calcext:value-type="float">
            <text:p>18283.68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26722.63" calcext:value-type="float">
            <text:p>26722.63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119701.91" calcext:value-type="float">
            <text:p>119701.91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12790.11" calcext:value-type="float">
            <text:p>12790.11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15084.8" calcext:value-type="float">
            <text:p>15084.8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19455.135" calcext:value-type="float">
            <text:p>19455.135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228714.11" calcext:value-type="float">
            <text:p>228714.11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11622.87" calcext:value-type="float">
            <text:p>11622.87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12320.58" calcext:value-type="float">
            <text:p>12320.58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1763.43" calcext:value-type="float">
            <text:p>11763.43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16543.99" calcext:value-type="float">
            <text:p>16543.99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9857.24" calcext:value-type="float">
            <text:p>9857.24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71880.98" calcext:value-type="float">
            <text:p>71880.98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64023.4233333333" calcext:value-type="float">
            <text:p>64023.4233333333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25836.94" calcext:value-type="float">
            <text:p>25836.94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10658.4" calcext:value-type="float">
            <text:p>10658.4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18052.34" calcext:value-type="float">
            <text:p>18052.34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21385.34" calcext:value-type="float">
            <text:p>21385.34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34499.86" calcext:value-type="float">
            <text:p>34499.86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28168.8" calcext:value-type="float">
            <text:p>28168.8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18380.1583333333" calcext:value-type="float">
            <text:p>18380.1583333333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25397.57" calcext:value-type="float">
            <text:p>25397.57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36412.39" calcext:value-type="float">
            <text:p>36412.39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15571.92" calcext:value-type="float">
            <text:p>15571.92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5190.95" calcext:value-type="float">
            <text:p>5190.95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27272.61" calcext:value-type="float">
            <text:p>27272.61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26199.7933333333" calcext:value-type="float">
            <text:p>26199.7933333333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8512.47" calcext:value-type="float">
            <text:p>8512.47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90750.7100000001" calcext:value-type="float">
            <text:p>90750.7100000001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20328.73" calcext:value-type="float">
            <text:p>20328.73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10464.17" calcext:value-type="float">
            <text:p>10464.17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36987.87" calcext:value-type="float">
            <text:p>36987.87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10912.27" calcext:value-type="float">
            <text:p>10912.27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3884.76" calcext:value-type="float">
            <text:p>3884.76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35059.88" calcext:value-type="float">
            <text:p>35059.88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55808.67" calcext:value-type="float">
            <text:p>55808.67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4839.66" calcext:value-type="float">
            <text:p>4839.66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10887.35" calcext:value-type="float">
            <text:p>10887.35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64698.78" calcext:value-type="float">
            <text:p>64698.78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12666.88" calcext:value-type="float">
            <text:p>12666.88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30878.33" calcext:value-type="float">
            <text:p>30878.33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73231.5283333333" calcext:value-type="float">
            <text:p>73231.5283333333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42943.06" calcext:value-type="float">
            <text:p>42943.06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30961.35" calcext:value-type="float">
            <text:p>30961.35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12501.33" calcext:value-type="float">
            <text:p>12501.33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27061.58" calcext:value-type="float">
            <text:p>27061.58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20353.49" calcext:value-type="float">
            <text:p>20353.49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14741.89" calcext:value-type="float">
            <text:p>14741.89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37577.39" calcext:value-type="float">
            <text:p>37577.39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48757.92" calcext:value-type="float">
            <text:p>48757.92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15304.93" calcext:value-type="float">
            <text:p>15304.93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4036.81" calcext:value-type="float">
            <text:p>4036.81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16804.53" calcext:value-type="float">
            <text:p>16804.53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34652.79969375" calcext:value-type="float">
            <text:p>34652.79969375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25432.91" calcext:value-type="float">
            <text:p>25432.91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153367.71" calcext:value-type="float">
            <text:p>153367.71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29322.5" calcext:value-type="float">
            <text:p>29322.5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9516.48" calcext:value-type="float">
            <text:p>9516.48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21823.74" calcext:value-type="float">
            <text:p>21823.74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11905.12" calcext:value-type="float">
            <text:p>11905.12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6550.66" calcext:value-type="float">
            <text:p>16550.66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4927.02" calcext:value-type="float">
            <text:p>4927.02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11918.66" calcext:value-type="float">
            <text:p>11918.66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351583.78" calcext:value-type="float">
            <text:p>351583.78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39894.89" calcext:value-type="float">
            <text:p>39894.89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303</text:p>
          </table:table-cell>
          <table:table-cell table:style-name="Default" office:value-type="float" office:value="41337.25" calcext:value-type="float">
            <text:p>41337.25</text:p>
          </table:table-cell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ABRIL <text:s/>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17914.07" calcext:value-type="float">
            <text:p>17,914.07</text:p>
          </table:table-cell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ABRIL  2014" calcext:value-type="string">
            <text:p>PROVISION ANTIGUEDAD PRESTACIONES SOCIALES EMPLEADOS ABRIL <text:s/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4-30','---','-------------------------','PROVISION ANTIGUEDAD PRESTACIONES SOCIALES EMPLEADOS ABRIL  2014',1,'-','----------','----------',0,0,0,0,'--','SIGESP');" calcext:value-type="string">
            <text:p>INSERT INTO sigesp_cmp VALUES('0001','SCGCMP','0','2014-04-30','---','-------------------------','PROVISION ANTIGUEDAD PRESTACIONES SOCIALES EMPLEADOS ABRIL <text:s/>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07:05.1447322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08:28.244222680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973" meta:object-count="0"/>
  </office:meta>
</office:document-meta>
</file>